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ClientHttp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sponse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ttyClientHttpRespons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sponse.JettyClientHttpResponse( ReactiveResponse reactiveResponse , Publisher &lt; DataBuffer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Response.parseSameSite( String heade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